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5881" officeooo:paragraph-rsid="00065881" style:font-weight-asian="bold" style:font-weight-complex="bold"/>
    </style:style>
    <style:style style:name="P2" style:family="paragraph" style:parent-style-name="Standard">
      <style:text-properties fo:font-weight="normal" officeooo:rsid="00065881" officeooo:paragraph-rsid="00065881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65881" officeooo:paragraph-rsid="00065881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81e9d" officeooo:paragraph-rsid="00081e9d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9c187" officeooo:paragraph-rsid="0009c187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0b1d0f" officeooo:paragraph-rsid="000b1d0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sady zaliczenia przedmiotu POiGK <text:s/>2017</text:p>
      <text:p text:style-name="P1"/>
      <text:list xml:id="list5980720098705290061" text:style-name="L1">
        <text:list-item>
          <text:p text:style-name="P3">konsultacje odbywają się tylko w wyznaczonych godzinach konsultacji po uprzednim umówieniu się e-mailem</text:p>
        </text:list-item>
        <text:list-item>
          <text:p text:style-name="P3">Zaliczenie <text:span text:style-name="T1">na własnym komputerze(!)</text:span></text:p>
          <text:list>
            <text:list-item>
              <text:p text:style-name="P6">W laboratorium 413 – każdy przy swoim komputerze!</text:p>
            </text:list-item>
            <text:list-item>
              <text:p text:style-name="P4">Podczas zaliczenia <text:span text:style-name="T1">koniecznie</text:span> obecni są <text:span text:style-name="T1">wszyscy</text:span> członkowie grupy</text:p>
            </text:list-item>
            <text:list-item>
              <text:p text:style-name="P3">RAPORT do 4 stron</text:p>
            </text:list-item>
            <text:list-item>
              <text:p text:style-name="P3">plyta CD</text:p>
              <text:list>
                <text:list-item>
                  <text:p text:style-name="P3">raport w formacie pdf</text:p>
                </text:list-item>
                <text:list-item>
                  <text:p text:style-name="P3">dane wykorzystane w projekcie</text:p>
                </text:list-item>
                <text:list-item>
                  <text:p text:style-name="P3">działające kody program(odpowiednio ustawione ścieżki)</text:p>
                </text:list-item>
              </text:list>
            </text:list-item>
          </text:list>
        </text:list-item>
        <text:list-item>
          <text:p text:style-name="P5"><text:span text:style-name="T2">PODAĆ GODZINY KONSULTACJI 1X W TYGODNIU I NIEPRZEKRACZALNY TERMIN ODDANIA PROJEKTU W CZERWCU</text:span> (bo potem wszyscy pracują i sprawiają problemy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6S</meta:editing-duration>
    <meta:editing-cycles>6</meta:editing-cycles>
    <meta:generator>LibreOffice/4.2.8.2$Linux_X86_64 LibreOffice_project/420m0$Build-2</meta:generator>
    <dc:date>2017-07-17T16:30:14.472879278</dc:date>
    <meta:document-statistic meta:table-count="0" meta:image-count="0" meta:object-count="0" meta:page-count="1" meta:paragraph-count="11" meta:word-count="86" meta:character-count="580" meta:non-whitespace-character-count="513"/>
    <meta:user-defined meta:name="Info 1"/>
    <meta:user-defined meta:name="Info 2"/>
    <meta:user-defined meta:name="Info 3"/>
    <meta:user-defined meta:name="Info 4"/>
  </office:meta>
</office:document-meta>
</file>